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2"/>
          <table:table-cell table:style-name="ce12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2"/>
          <table:table-cell table:style-name="ce5" table:number-columns-repeated="1011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9" office:value-type="string" calcext:value-type="string">
            <text:p>canImplyTransfer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 (usage)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 (work)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/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/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/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/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/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/>
          <table:table-cell table:style-name="ce4"/>
          <table:table-cell table:style-name="Default" table:number-columns-repeated="11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4-11-24T15:36:35.406207137</dc:date>
    <meta:editing-duration>P1DT7H1M26S</meta:editing-duration>
    <meta:editing-cycles>24</meta:editing-cycles>
    <meta:generator>LibreOffice/7.3.7.2$Linux_X86_64 LibreOffice_project/30$Build-2</meta:generator>
    <meta:document-statistic meta:table-count="1" meta:cell-count="256" meta:object-count="0"/>
  </office:meta>
</office:document-meta>
</file>